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break-before="page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paragraph-properties fo:break-before="page"/>
      <style:text-properties fo:hyphenate="true"/>
    </style:style>
    <style:style style:name="P20" style:parent-style-name="Normal" style:family="paragraph">
      <style:text-properties fo:font-size="12pt" style:font-size-asian="12pt" style:font-size-complex="12pt" fo:hyphenate="true"/>
    </style:style>
    <style:style style:name="P21" style:parent-style-name="Normal" style:family="paragraph">
      <style:text-properties fo:font-size="12pt" style:font-size-asian="12pt" style:font-size-complex="12pt" fo:hyphenate="true"/>
    </style:style>
    <style:style style:name="P22" style:parent-style-name="Normal" style:family="paragraph">
      <style:text-properties fo:font-size="12pt" style:font-size-asian="12pt" style:font-size-complex="12pt" fo:hyphenate="true"/>
    </style:style>
    <style:style style:name="P23" style:parent-style-name="Normal" style:family="paragraph">
      <style:text-properties fo:font-size="12pt" style:font-size-asian="12pt" style:font-size-complex="12pt" fo:hyphenate="true"/>
    </style:style>
    <style:style style:name="P24" style:parent-style-name="Normal" style:family="paragraph">
      <style:text-properties fo:font-size="12pt" style:font-size-asian="12pt" style:font-size-complex="12pt" fo:hyphenate="true"/>
    </style:style>
    <style:style style:name="P25" style:parent-style-name="Normal" style:family="paragraph">
      <style:text-properties fo:font-size="12pt" style:font-size-asian="12pt" style:font-size-complex="12pt" fo:hyphenate="true"/>
    </style:style>
    <style:style style:name="P26" style:parent-style-name="Normal" style:family="paragraph">
      <style:text-properties fo:font-size="12pt" style:font-size-asian="12pt" style:font-size-complex="12pt" fo:hyphenate="true"/>
    </style:style>
    <style:style style:name="P27" style:parent-style-name="Normal" style:family="paragraph">
      <style:text-properties fo:font-size="12pt" style:font-size-asian="12pt" style:font-size-complex="12pt" fo:hyphenate="true"/>
    </style:style>
    <style:style style:name="P28" style:parent-style-name="Normal" style:family="paragraph">
      <style:text-properties fo:font-size="12pt" style:font-size-asian="12pt" style:font-size-complex="12pt" fo:hyphenate="true"/>
    </style:style>
    <style:style style:name="P29" style:parent-style-name="Normal" style:family="paragraph">
      <style:text-properties fo:font-size="12pt" style:font-size-asian="12pt" style:font-size-complex="12pt" fo:hyphenate="true"/>
    </style:style>
    <style:style style:name="P30" style:parent-style-name="Normal" style:family="paragraph">
      <style:text-properties fo:font-size="12pt" style:font-size-asian="12pt" style:font-size-complex="12pt" fo:hyphenate="true"/>
    </style:style>
    <style:style style:name="P31" style:parent-style-name="Normal" style:family="paragraph">
      <style:text-properties fo:font-size="12pt" style:font-size-asian="12pt" style:font-size-complex="12pt" fo:hyphenate="true"/>
    </style:style>
    <style:style style:name="P32" style:parent-style-name="Normal" style:family="paragraph">
      <style:text-properties fo:font-size="12pt" style:font-size-asian="12pt" style:font-size-complex="12pt" fo:hyphenate="true"/>
    </style:style>
    <style:style style:name="P33" style:parent-style-name="Normal" style:family="paragraph">
      <style:text-properties fo:font-size="12pt" style:font-size-asian="12pt" style:font-size-complex="12pt" fo:hyphenate="true"/>
    </style:style>
    <style:style style:name="P34" style:parent-style-name="Normal" style:family="paragraph">
      <style:text-properties fo:font-size="12pt" style:font-size-asian="12pt" style:font-size-complex="12pt" fo:hyphenate="true"/>
    </style:style>
    <style:style style:name="P35" style:parent-style-name="Normal" style:family="paragraph">
      <style:text-properties fo:font-size="12pt" style:font-size-asian="12pt" style:font-size-complex="12pt" fo:hyphenate="true"/>
    </style:style>
    <style:style style:name="P36" style:parent-style-name="Normal" style:family="paragraph">
      <style:text-properties fo:font-size="12pt" style:font-size-asian="12pt" style:font-size-complex="12pt" fo:hyphenate="true"/>
    </style:style>
    <style:style style:name="P37" style:parent-style-name="Normal" style:family="paragraph">
      <style:text-properties fo:font-size="12pt" style:font-size-asian="12pt" style:font-size-complex="12pt" fo:hyphenate="true"/>
    </style:style>
    <style:style style:name="P38" style:parent-style-name="Normal" style:family="paragraph">
      <style:text-properties fo:font-size="12pt" style:font-size-asian="12pt" style:font-size-complex="12pt" fo:hyphenate="true"/>
    </style:style>
    <style:style style:name="P39" style:parent-style-name="Normal" style:family="paragraph">
      <style:paragraph-properties fo:break-before="page"/>
      <style:text-properties fo:font-size="12pt" style:font-size-asian="12pt" style:font-size-complex="12pt" fo:hyphenate="true"/>
    </style:style>
    <style:style style:name="P40" style:parent-style-name="Normal" style:family="paragraph">
      <style:text-properties fo:font-size="12pt" style:font-size-asian="12pt" style:font-size-complex="12pt" fo:hyphenate="true"/>
    </style:style>
    <style:style style:name="P41" style:parent-style-name="Normal" style:family="paragraph">
      <style:text-properties fo:font-size="12pt" style:font-size-asian="12pt" style:font-size-complex="12pt" fo:hyphenate="true"/>
    </style:style>
    <style:style style:name="P42" style:parent-style-name="Normal" style:family="paragraph">
      <style:paragraph-properties fo:break-before="page"/>
      <style:text-properties fo:font-size="12pt" style:font-size-asian="12pt" style:font-size-complex="12pt" fo:hyphenate="true"/>
    </style:style>
  </office:automatic-styles>
  <office:body>
    <office:text text:use-soft-page-breaks="true">
      <text:p text:style-name="P1">SERVIDORES WEB</text:p>
      <text:p text:style-name="Normal"/>
      <text:p text:style-name="P2"/>
      <text:p text:style-name="P3">ÍNDICE</text:p>
      <text:p text:style-name="P4"/>
      <text:p text:style-name="P5">¿Qué es un servidor web?</text:p>
      <text:p text:style-name="P6"/>
      <text:p text:style-name="P7">Un servidor web es un software que se encarga principalmente de devolver una información en este caso una página web cuando los clientes le mandan una petición.</text:p>
      <text:p text:style-name="P8"/>
      <text:h text:style-name="Título2" text:outline-level="2">Funcionamiento</text:h>
      <text:p text:style-name="P9">Necesitamos que un cliente realice una petición a través de su navegador y este servidor se encarga de devolverle lo que pide en cliente que en este caso es una página web.</text:p>
      <text:p text:style-name="P10"/>
      <text:h text:style-name="Título2" text:outline-level="2">Protocolos de servidores web:</text:h>
      <text:p text:style-name="P11">HTTPS Este se encarga de tener una conexión segura entre el cliente y el servidor, evitando que la información que viaja entre ellos (IPs, credenciales, datos sensibles como contraseñas, números de tarjetas de crédito, y cookies de sesión) sea interceptada o alterada. También trabaja con certificados SSL para establecer una comunicación segura, junto a un cifrado de datos.</text:p>
      <text:p text:style-name="P12">Mientras que en HTTP no ofrece ningún tipo de seguridad para que la información no sea interceptada por terceros.</text:p>
      <text:p text:style-name="P13"/>
      <text:p text:style-name="P14">SMTP: Trata de un protocolo de comunicación que sirve<text:s/>para recibir o enviar mensajes a través de correo electrónico en Internet. También esta el SMTPS que es lo mismo pero con una conexión segura como en el caso de HTTPS y garantizan la autenticación de los socios de comunicación, la integridad y la confidencialidad de los datos.</text:p>
      <text:p text:style-name="P15"/>
      <text:p text:style-name="P16">FTP Trata<text:s/>de un protocolo que <text:s/>permite transferir archivos directamente de un dispositivo a otro que estén conectados a la misma red y los datos se comparten de forma directa y sin ningún intermedio. Es un protocolo bastante inseguro ya que su información no viaja cifrada. Sin<text:s/>embargo,<text:s/>se solucionó con el protocolo FTPS, que le añade una capa SSH para hacerlo más seguro y privado.</text:p>
      <text:p text:style-name="P17">Sin<text:s/>embargo,<text:s/>es un protocolo muy útil para el envío de archivos, ya que te permite enviarlos de un equipo a otro a gran velocidad de transferencia y sin límites de tamaño.</text:p>
      <text:h text:style-name="Título2" text:outline-level="2">Conclusión<text:s/></text:h>
      <text:p text:style-name="P18">Un servidor web se conecta a Internet lo que establece una conexión con un cliente y permite intercambiarse datos y archivos entre ellos ya sea por HTTP o HTTPS, que pueden ser HTML, imágenes, archivos JavaScript, archivos PHP o CSS en conclusión una página web.</text:p>
      <text:p text:style-name="P19"/>
      <text:soft-page-break/>
      <text:p text:style-name="Título">APACHE</text:p>
      <text:p text:style-name="Normal"/>
      <text:p text:style-name="P20">Es el servidor web más popular en el mundo web. Trabaja como cualquier otro servidor es decir el cliente manda una solicitud mediante una URL y les envía el contenido de ella.</text:p>
      <text:p text:style-name="P21">Es un software de servidor web de código abierto, multiplataforma y gratuito.<text:s/>Permite enviar todo tipo de archivos.</text:p>
      <text:p text:style-name="P22">Sus principales características son:<text:s/></text:p>
      <text:p text:style-name="P23">Es capaz de manejar protocolos relacionados con HTTPS o incluso HTTPS2.</text:p>
      <text:p text:style-name="P24">Tiene una amplia flexibilidad y amplias capacidades de personalización para ello se utilizan archivos de configuración</text:p>
      <text:p text:style-name="P25"/>
      <text:h text:style-name="Título2" text:outline-level="2">Plataforma en la que se ejecutan</text:h>
      <text:p text:style-name="P26">Es compatible con los sistemas operativos más conocidos<text:s/>incluyendo<text:s/>Linux, Windows, MacOS,<text:s/>Unix, entre otros.<text:s/>Esto<text:s/>facilita a los desarrolladores y administradores de sistemas la implementación y prueba de sus aplicaciones web en un entorno local, sin importar el sistema operativo que utilicen.</text:p>
      <text:p text:style-name="P27">Linux: Se integra perfectamente con las herramientas como PHP y <text:s/>MySQL</text:p>
      <text:p text:style-name="P28">Windows: Apache puede funcionar como de manera independiente como WAMP (Windows, Apache, MySQL, PHP)</text:p>
      <text:p text:style-name="P29">MacOS: Incluye una versión preinstalada que permite<text:s/>una configuración rápida y sin complicaciones.</text:p>
      <text:p text:style-name="P30"/>
      <text:h text:style-name="Título2" text:outline-level="2">Lenguajes de programación que interpretan</text:h>
      <text:p text:style-name="P31">Apache puede interpretar varios lenguajes de programación como es PHP, Perl, Python, <text:s/>Java.</text:p>
      <text:p text:style-name="P32">Para cada uno de los lenguajes que son compatibles con Apache tiene un módulo y ellos son:</text:p>
      <text:p text:style-name="P33">PHP: Apache lo interpreta mediante el módulo mod_php</text:p>
      <text:p text:style-name="P34">Perl: Puede usar el modulo mod_perl para ejecutar sus scripts directamente desde el servidor de Apache</text:p>
      <text:p text:style-name="P35">Python: Puede usarse mediante aplicaciones de Python o utilizando el módulo mod_wsgi</text:p>
      <text:p text:style-name="P36">Java: No interpreta java directamente, pero puede funcionar con proxy con los módulos mod_jk o mod_proxy</text:p>
      <text:p text:style-name="P37">También puede interpretar sistemas de gestión de bases de datos como Mysql.</text:p>
      <text:p text:style-name="P38">También apache trata con archivos HTML para mostrar al cliente en los que pueden incorporar CSS, JS, PHP etc.</text:p>
      <text:p text:style-name="P39"/>
      <text:soft-page-break/>
      <text:p text:style-name="P40">Propietario</text:p>
      <text:p text:style-name="P41"/>
      <text:p text:style-name="P42"/>
      <text:soft-page-break/>
      <text:p text:style-name="Normal">INFOGRAFÍA</text:p>
      <text:p text:style-name="Normal">¿Qué es un servidor web?</text:p>
      <text:p text:style-name="Normal"><text:a xlink:href="https://www.webempresa.com/hosting/que-es-servidor-web.html" office:target-frame-name="_top" xlink:show="replace"><text:span text:style-name="Hipervínculo">https://www.webempresa.com/hosting/que-es-servidor-web.html</text:span></text:a></text:p>
      <text:p text:style-name="Normal"><text:a xlink:href="https://www.wnpower.com/blog/diferencia-http-https/#:~:text=La%20principal%20diferencia%20entre%20el,datos%20protegidos%20bajo%20cifrado%20seguro" office:target-frame-name="_top" xlink:show="replace"><text:span text:style-name="Hipervínculo">https://www.wnpower.com/blog/diferencia-http-https/#:~:text=La%20principal%20diferencia%20entre%20el,datos%20protegidos%20bajo%20cifrado%20seguro</text:span></text:a>.</text:p>
      <text:p text:style-name="Normal"><text:a xlink:href="https://aws.amazon.com/es/what-is/smtp/" office:target-frame-name="_top" xlink:show="replace"><text:span text:style-name="Hipervínculo">https://aws.amazon.com/es/what-is/smtp/</text:span></text:a></text:p>
      <text:p text:style-name="Normal"><text:a xlink:href="https://www.xataka.com/basics/ftp-que-como-funciona" office:target-frame-name="_top" xlink:show="replace"><text:span text:style-name="Hipervínculo">https://www.xataka.com/basics/ftp-que-como-funciona</text:span></text:a></text:p>
      <text:p text:style-name="Normal"/>
      <text:p text:style-name="Normal">Apache</text:p>
      <text:p text:style-name="Normal"><text:a xlink:href="https://www.arsys.es/blog/que-es-apache-y-para-que-sirve#tree-1" office:target-frame-name="_top" xlink:show="replace"><text:span text:style-name="Hipervínculo">https://www.arsys.es/blog/que-es-apache-y-para-que-sirve#tree-1</text:span></text:a></text:p>
      <text:p text:style-name="Normal"><text:a xlink:href="https://httpd.apache.org/docs/trunk/es/getting-started.html#:~:text=Las%20ubicaciones%20comunes%20para%20estos,defecto%20se%20llama%20generalmente%20httpd" office:target-frame-name="_top" xlink:show="replace"><text:span text:style-name="Hipervínculo">https://httpd.apache.org/docs/trunk/es/getting-started.html#:~:text=Las%20ubicaciones%20comunes%20para%20estos,defecto%20se%20llama%20generalmente%20httpd</text:span></text:a>.</text:p>
      <text:p text:style-name="Normal"><text:a xlink:href="https://es.wikipedia.org/wiki/Servidor_HTTP_Apache#:~:text=El%20servidor%20HTTP%20Apache%20es,seg%C3%BAn%20la%20normativa%20RFC%202616" office:target-frame-name="_top" xlink:show="replace"><text:span text:style-name="Hipervínculo">https://es.wikipedia.org/wiki/Servidor_HTTP_Apache#:~:text=El%20servidor%20HTTP%20Apache%20es,seg%C3%BAn%20la%20normativa%20RFC%202616</text:span></text:a>.</text:p>
      <text:p text:style-name="Normal"><text:a xlink:href="https://www.hostinger.es/tutoriales/que-es-apache/" office:target-frame-name="_top" xlink:show="replace"><text:span text:style-name="Hipervínculo">https://www.hostinger.es/tutoriales/que-es-apache/</text:span></text:a></text:p>
      <text:p text:style-name="Normal"><text:a xlink:href="https://rockcontent.com/es/blog/apache/#:~:text=Apache%20incluye%20soporte%20para%20lenguajes,un%20mayor%20nivel%20de%20seguridad" office:target-frame-name="_top" xlink:show="replace"><text:span text:style-name="Hipervínculo">https://rockcontent.com/es/blog/apache/#:~:text=Apache%20incluye%20soporte%20para%20lenguajes,un%20mayor%20nivel%20de%20seguridad</text:span></text:a>.</text:p>
      <text:p text:style-name="Normal"><text:a xlink:href="https://www.osmosislatina.com/apache/java.htm" office:target-frame-name="_top" xlink:show="replace"><text:span text:style-name="Hipervínculo">https://www.osmosislatina.com/apache/java.htm</text:span></text:a></text:p>
      <text:p text:style-name="Normal"><text:a xlink:href="https://hackernoon.com/lang/es/como-instalar-y-configurar-php-para-apache-y-mysql-wb1m33z1" office:target-frame-name="_top" xlink:show="replace"><text:span text:style-name="Hipervínculo">https://hackernoon.com/lang/es/como-instalar-y-configurar-php-para-apache-y-mysql-wb1m33z1</text:span></text:a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ÑOZ ZANÓN, EROS</meta:initial-creator>
    <dc:creator>toñi .</dc:creator>
    <meta:creation-date>2024-09-18T10:45:00Z</meta:creation-date>
    <dc:date>2024-09-19T14:50:00Z</dc:date>
    <meta:template xlink:href="Normal.dotm" xlink:type="simple"/>
    <meta:editing-cycles>4</meta:editing-cycles>
    <meta:editing-duration>PT4140S</meta:editing-duration>
    <meta:document-statistic meta:page-count="6" meta:paragraph-count="12" meta:word-count="946" meta:character-count="6142" meta:row-count="43" meta:non-whitespace-character-count="5208"/>
  </office:meta>
</office:document-meta>
</file>